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 style:list-style-name="L3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 style:list-style-name="L3"/>
    <style:style style:name="P9" style:family="paragraph" style:parent-style-name="Standard" style:list-style-name="L3"/>
    <style:style style:name="P10" style:family="paragraph" style:parent-style-name="Standard" style:list-style-name="L3"/>
    <style:style style:name="P11" style:family="paragraph" style:parent-style-name="Standard" style:list-style-name="L3"/>
    <style:style style:name="P12" style:family="paragraph" style:parent-style-name="Standard">
      <style:text-properties fo:language="sk" fo:country="SK"/>
    </style:style>
    <style:style style:name="P13" style:family="paragraph" style:parent-style-name="Standard" style:list-style-name="L4">
      <style:text-properties fo:language="sk" fo:country="SK"/>
    </style:style>
    <style:style style:name="P14" style:family="paragraph" style:parent-style-name="Standard" style:list-style-name="L4">
      <style:text-properties fo:language="sk" fo:country="SK"/>
    </style:style>
    <style:style style:name="P15" style:family="paragraph" style:parent-style-name="Standard" style:list-style-name="L4">
      <style:text-properties fo:language="sk" fo:country="SK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78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73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3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4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03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35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6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28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78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73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3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4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03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35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6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28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Z dokumentácie:</text:p>
      <text:p text:style-name="Standard">nástenka slúži na zobrazenie oznamu, ktorý tam vloží nejaká osoba – ako odovzdanie informácie niekomu inému.</text:p>
      <text:p text:style-name="Standard">Osoba musí mať prístup k nástenke, a povolenie umiestňovať oznamy.</text:p>
      <text:p text:style-name="Standard">Môže byť uzamknutá za sklom alebo neuzamknutá =&gt; obmedzený alebo neobmedzený prístup k nej – obmedzený prístup – len určité osoby môžu zverejňovať.</text:p>
      <text:p text:style-name="Standard">Má ľudí spravujúcich ju alebo len jedného správcu – neobmedzený prístup – zverejňuje hocikto</text:p>
      <text:p text:style-name="Standard">tematicky zamerané nástenky (ako bývajú nástenky).</text:p>
      <text:p text:style-name="Standard">Výhoda, že oznamy môžu byť hocijako dlho, nedochádza k strate prehľadnosti – jednoduchá časová následnosť.</text:p>
      <text:p text:style-name="Standard">Môže byť dopyt po nejakom lístočku, používateľovi</text:p>
      <text:p text:style-name="Standard"/>
      <text:p text:style-name="Standard">štruktúra oznamu na nástenke: </text:p>
      <text:p text:style-name="Standard"><text:tab/>-&gt; názov oznamu (title)</text:p>
      <text:p text:style-name="Standard"><text:tab/>-&gt; kto, kedy vytvoril oznam</text:p>
      <text:p text:style-name="Standard"><text:tab/>-&gt; text oznamu </text:p>
      <text:p text:style-name="Standard"/>
      <text:p text:style-name="Standard">hráči nástenky:</text:p>
      <text:list text:style-name="L1">
        <text:list-item>
          <text:list>
            <text:list-item>
              <text:p text:style-name="P1">anonym – 1, 2, 3</text:p>
            </text:list-item>
            <text:list-item>
              <text:p text:style-name="P1">alumnus (absolventi) – 1, 2, 3, 4(+ PS), 5(+PS), 6(+PS – potvrdenie správcu)</text:p>
            </text:list-item>
            <text:list-item>
              <text:p text:style-name="P1">správca – všetko</text:p>
            </text:list-item>
          </text:list>
        </text:list-item>
      </text:list>
      <text:p text:style-name="Standard">prípady použitia:</text:p>
      <text:list text:style-name="L3">
        <text:list-item>
          <text:list>
            <text:list-item>
              <text:p text:style-name="P4">?zobraz oznamy? – zobraziť zoznam oznamov nástenky. Zobraziť zoznam hľadaných alebo filtrovaných oznamov</text:p>
            </text:list-item>
            <text:list-item>
              <text:p text:style-name="P4">?filtruj oznamy? – zobraziť skupinu oznamov o ktoré má záujem. Po zadaní filtra zobraziť oznamy vyhovujúce filtru</text:p>
            </text:list-item>
            <text:list-item>
              <text:p text:style-name="P4">?vyhľadať oznamy? – zobraziť skupinu oznamov, ktoré vyhovujú kritériám – aj v posudku je napísané, že nevedia aký je rozdiel medzi 1 a 2</text:p>
            </text:list-item>
            <text:list-item>
              <text:p text:style-name="P4">vytvor oznam – po potvrdení správcom ho vytvorí</text:p>
            </text:list-item>
            <text:list-item>
              <text:p text:style-name="P4">zmeniť oznam – alumnus môže opraviť oznam a po potvrdení správcom sa zobrazí</text:p>
            </text:list-item>
            <text:list-item>
              <text:p text:style-name="P4">zrušiť oznam - <text:s/>alumnus môže zrušiť svoj oznam, po potvrdení správcom bude zrušený</text:p>
            </text:list-item>
            <text:list-item>
              <text:p text:style-name="P4">prezerať čakajúce zmeny – prezerať a ?potvrdzovať? nové / zmenené / zrušené oznamy</text:p>
            </text:list-item>
            <text:list-item>
              <text:p text:style-name="P4">potvrdiť zmenu oznamu – potvrdiť vytvorené / zmenené / zrušené oznamy</text:p>
            </text:list-item>
          </text:list>
        </text:list-item>
      </text:list>
      <text:p text:style-name="Standard"/>
      <text:p text:style-name="Standard">moc časté potvrdzovanie správcom (pripomienka z posudku, aj moja)</text:p>
      <text:p text:style-name="Standard"/>
      <text:p text:style-name="P16">Manuál:</text:p>
      <text:p text:style-name="Standard">Neprihlásený používateľ má možnosť prečítať si príspevky uverejnené na nástenke. </text:p>
      <text:p text:style-name="Standard">Prihlásený používateľ má možnosť pridávať oznamy na nástenku.</text:p>
      <text:p text:style-name="Standard">Administrátor má možnosť moderovať nástenku.</text:p>
      <text:p text:style-name="Standard"/>
      <text:p text:style-name="Standard"/>
      <text:p text:style-name="P16">Naša ponuka:</text:p>
      <text:p text:style-name="Standard">Modul na správu a zobrazenie oznamov zabezpečuje Nástenka. </text:p>
      <text:p text:style-name="Standard">Vytvorený oznam čaká na schválenie administrátorom nástenky. Môže ho zamietnuť a napísať odôvodnenie.</text:p>
      <text:p text:style-name="Standard">Zobrazuje termíny aktuálnych podujatí.</text:p>
      <text:p text:style-name="Standard"/>
      <text:p text:style-name="Standard"/>
      <text:p text:style-name="P16">Testovanie:</text:p>
      <text:p text:style-name="P12">položka – <text:span text:style-name="T1">valid_from_date a valid_until_date</text:span> </text:p>
      <text:list text:style-name="L4">
        <text:list-item>
          <text:p text:style-name="P13">hodil by sa tam taký kalendár na vyberanie dátumu, resp. nejaká taká dátumová podpora</text:p>
        </text:list-item>
        <text:list-item>
          <text:p text:style-name="P13"><text:soft-page-break/>forma dátumu je „10.10.2007“, a nezožralo mi to „10. 10. 2007“ - možno preto by aj pomohla tá dátumová podpora, nevznikali by takéto konflikty</text:p>
        </text:list-item>
        <text:list-item>
          <text:p text:style-name="P13">ako je vyriešený formát dátumu – <text:s/>keďže sme na SR, tak ako prvý by som zadával a zobrazoval deň, ale zobrazovaný dátum je aj tak vo formáte yyyy.mm.dd</text:p>
        </text:list-item>
      </text:list>
      <text:p text:style-name="P12"/>
      <text:p text:style-name="P12">Bolo to trošku neprehľadné, kým som nezistil, ako to funguje, ale po čase som sa zorientoval. A bolo to určite aj tým, že je to pracovná verzia, takže tomu zodpovedá aj prostredie (vo vývoji, pomocné pracovné označenia – aspoň dúfam, že je to pracovná verzia, a nie ostrá, používateľská, alebo to mám pokazené :-) )</text:p>
      <text:p text:style-name="P12">- zoznam Alumnusov by mohol byť podľa abecedy priezviska. A dole nie číslované strany, ale písmená: a-b, b-c,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0-14T22:16:24</dc:date>
    <meta:editing-cycles>14</meta:editing-cycles>
    <meta:editing-duration>P1DT1H2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1" meta:word-count="425" meta:character-count="2908"/>
  </office:meta>
</office:document-meta>
</file>